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C000000482A1F6C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text-properties officeooo:rsid="0011ffde" officeooo:paragraph-rsid="0011ffde"/>
    </style:style>
    <style:style style:name="P2" style:family="paragraph" style:parent-style-name="Standard">
      <style:text-properties officeooo:rsid="0011ffde" officeooo:paragraph-rsid="00128dda"/>
    </style:style>
    <style:style style:name="P3" style:family="paragraph" style:parent-style-name="Standard">
      <style:text-properties officeooo:rsid="00128dda" officeooo:paragraph-rsid="00128dda"/>
    </style:style>
    <style:style style:name="P4" style:family="paragraph" style:parent-style-name="Standard">
      <style:text-properties officeooo:rsid="001461d0" officeooo:paragraph-rsid="001461d0"/>
    </style:style>
    <style:style style:name="P5" style:family="paragraph" style:parent-style-name="Standard">
      <style:text-properties fo:font-style="italic" officeooo:rsid="0011ffde" officeooo:paragraph-rsid="0011ffde" style:font-style-asian="italic" style:font-style-complex="italic"/>
    </style:style>
    <style:style style:name="P6" style:family="paragraph" style:parent-style-name="Standard">
      <style:text-properties officeooo:rsid="0015cca7" officeooo:paragraph-rsid="00172ae8"/>
    </style:style>
    <style:style style:name="T1" style:family="text">
      <style:text-properties officeooo:rsid="00128dda"/>
    </style:style>
    <style:style style:name="T2" style:family="text">
      <style:text-properties officeooo:rsid="00172ae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 Projeto de software escolhido:</text:p>
      <text:p text:style-name="P1"><text:s/>Página 33 do livro Estruttura de dados em C do Tanembaum.Questão 1.1.5. </text:p>
      <text:p text:style-name="P1"/>
      <text:p text:style-name="P5"><draw:frame draw:style-name="fr1" draw:name="Image1" text:anchor-type="paragraph" svg:width="17cm" svg:height="1.709cm" draw:z-index="0"><draw:image xlink:href="Pictures/10000000000002CC000000482A1F6CCC.jpg" xlink:type="simple" xlink:show="embed" xlink:actuate="onLoad"/></draw:frame></text:p>
      <text:p text:style-name="P1"/>
      <text:p text:style-name="P1">Cronograma: </text:p>
      <text:p text:style-name="P1"/>
      <text:p text:style-name="P1">Primeira etapa – Estudo da linguagem C para compreensão das entradas de Os e ls </text:p>
      <text:p text:style-name="P1"><text:tab/>Carga horária prevista: 1 hora.</text:p>
      <text:p text:style-name="P1">Segunda etapa – Desnvolvimento das funções requeridas</text:p>
      <text:p text:style-name="P1"><text:tab/>Carga horária prevista: 1 horas e 30 minutos.</text:p>
      <text:p text:style-name="P1">Terceira etapa – Testes de entrada e saída de dados nas funções</text:p>
      <text:p text:style-name="P1"><text:tab/>Carga horária prevista: 30 minutos</text:p>
      <text:p text:style-name="P1">Tempo previsto como margem de segurança:</text:p>
      <text:p text:style-name="P1"><text:tab/>Carga horária prevista: 30minutos</text:p>
      <text:p text:style-name="P1"/>
      <text:p text:style-name="P2">2 – <text:span text:style-name="T1">Qualidade 1 – Deixa explícito que necessitamos de um ponto de referência para julgar um produto. Quando precisamos analisar ou definir a qualidade a mesma deve ter uma base, um ponto de partida para o julgamento. Porém, esse conceito esbarra no primeiro defeito apresentado.</text:span></text:p>
      <text:p text:style-name="P2">Defeito 1 – A definição nos deixa a tarefa de definir o que é conformidade. <text:span text:style-name="T1">Na maioria dos requisitos não podemos afirmar com precisão que um requisito é ou não atendido. Um requisito pode ser parcialmente atendido, como um produto ter um ambiente de rápido aprendizado por parte do seu usuário. Um produto pode ter essa habilidade mais do que outro, mas o seundo produto não deixa de apresentar o requisito.</text:span></text:p>
      <text:p text:style-name="P2"/>
      <text:p text:style-name="P4">Qualidade 2 – Traz embutida a ideia de como efetuar o julgamento. O julgamento deve ser feito levano em conta o esperado/requisitado pelos stakeholders, porém a medição pode ser imprecisa, definindo o segundo defeito apresentado.</text:p>
      <text:p text:style-name="P3">Defeito 2 - <text:s/>A medição de um produto pode variar e sofrer falhas, com por exemplo se for utilizado uma ferramenta com alguma imprecisão. Assim devemos assumir uma margem para esse erro e inclui-lá em nosso cáculo de qualidade. </text:p>
      <text:p text:style-name="P3"/>
      <text:p text:style-name="P4">Qualidade 3 – Mostra como o processo pode ser documentado, analisado e os resultados transmitidos para outras pessoas. <text:tab/></text:p>
      <text:p text:style-name="P2">Defeito <text:span text:style-name="T1">3</text:span> – Um termo que depende de mais de uma pessoa para ser definido sempre terá divergências, além de uma conformidade nem sempre pode ser um valor booleano como sim ou não, verdadeiro ou falso. Muitas vezes estamos tratando e valores como um produto ser belo ou não, ou ainda, ser fácil de usar ou não. Esses valores irão variar conforme os usuário, um usuário pode considerar o produto mais belo que outro. </text:p>
      <text:p text:style-name="P2"/>
      <text:p text:style-name="P4">3 – Sim, a qualidade, como apresentada no texto dentro do terceiro defeito da definição de Crosby, sofre com o duído da percepção de um requisito para cada pessoa. Algo belo para alguém pode não ser tão belo para outra. Esse ruído pode ser minimizado com pesquisas afim de obter uma definição mais próxima ao senso comum, mas muito dificilmente chegerá a atingir todo o publico para o qual foi desenvolvido. </text:p>
      <text:p text:style-name="P4"/>
      <text:p text:style-name="P4">4 – a) Não, a aparência faz parte da qualidade de um produto,afinal é um dos quesitos analisados pelos consumidores.</text:p>
      <text:p text:style-name="P6">b) Durabilidade, <text:span text:style-name="T2">taxa de desintegração do tapete</text:span>, material de fácil limpeza, maciez.</text:p>
      <text:p text:style-name="P6"><text:soft-page-break/><text:span text:style-name="T2">c) Quanto maior a durabilidade maior a qualidade. Quanto maior a taxa de desintegração do tapete pior qualidade.</text:span></text:p>
      <text:p text:style-name="P6"/>
      <text:p text:style-name="P6"><text:span text:style-name="T2">5)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Beber</meta:initial-creator>
    <meta:creation-date>2015-03-01T14:49:19.024587284</meta:creation-date>
    <dc:date>2015-03-01T19:01:52.992863259</dc:date>
    <dc:creator>Jonathan Beber</dc:creator>
    <meta:editing-duration>PT3M57S</meta:editing-duration>
    <meta:editing-cycles>1</meta:editing-cycles>
    <meta:document-statistic meta:table-count="0" meta:image-count="1" meta:object-count="0" meta:page-count="2" meta:paragraph-count="22" meta:word-count="474" meta:character-count="2902" meta:non-whitespace-character-count="2422"/>
    <meta:generator>LibreOffice/4.3.5.2.0$Linux_X86_64 LibreOffice_project/430$Build-2</meta:generator>
  </office:meta>
</office:document-meta>
</file>